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fo:border="thin solid #000000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o1" style:family="table-column">
      <style:table-column-properties fo:break-before="auto" style:column-width="6.56166666666667cm" style:use-optimal-column-width="true"/>
    </style:style>
    <style:style style:name="co2" style:family="table-column">
      <style:table-column-properties fo:break-before="auto" style:column-width="7.7787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3.043958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8.22854166666667cm" style:use-optimal-column-width="true"/>
    </style:style>
    <style:style style:name="co7" style:family="table-column">
      <style:table-column-properties fo:break-before="auto" style:column-width="19.129375cm" style:use-optimal-column-width="true"/>
    </style:style>
    <style:style style:name="co8" style:family="table-column">
      <style:table-column-properties fo:break-before="auto" style:column-width="3.91583333333333cm" style:use-optimal-column-width="true"/>
    </style:style>
    <style:style style:name="co9" style:family="table-column">
      <style:table-column-properties fo:break-before="auto" style:column-width="10.4510416666667cm" style:use-optimal-column-width="true"/>
    </style:style>
    <style:style style:name="co10" style:family="table-column">
      <style:table-column-properties fo:break-before="auto" style:column-width="4.18041666666667cm" style:use-optimal-column-width="true"/>
    </style:style>
    <style:style style:name="co11" style:family="table-column">
      <style:table-column-properties fo:break-before="auto" style:column-width="27.066875cm" style:use-optimal-column-width="true"/>
    </style:style>
    <style:style style:name="co12" style:family="table-column">
      <style:table-column-properties fo:break-before="auto" style:column-width="2.143125cm" style:use-optimal-column-width="true"/>
    </style:style>
    <style:style style:name="co13" style:family="table-column">
      <style:table-column-properties fo:break-before="auto" style:column-width="12.4354166666667cm" style:use-optimal-column-width="true"/>
    </style:style>
    <style:style style:name="co14" style:family="table-column">
      <style:table-column-properties fo:break-before="auto" style:column-width="8.62541666666667cm" style:use-optimal-column-width="true"/>
    </style:style>
    <style:style style:name="co15" style:family="table-column">
      <style:table-column-properties fo:break-before="auto" style:column-width="26.0879166666667cm" style:use-optimal-column-width="true"/>
    </style:style>
    <style:style style:name="co16" style:family="table-column">
      <style:table-column-properties fo:break-before="auto" style:column-width="14.4727083333333cm" style:use-optimal-column-width="true"/>
    </style:style>
    <style:style style:name="co17" style:family="table-column">
      <style:table-column-properties fo:break-before="auto" style:column-width="1.77270833333333cm" style:use-optimal-column-width="true"/>
    </style:style>
    <style:style style:name="co18" style:family="table-column">
      <style:table-column-properties fo:break-before="auto" style:column-width="2.32833333333333cm" style:use-optimal-column-width="true"/>
    </style:style>
    <style:style style:name="co19" style:family="table-column">
      <style:table-column-properties fo:break-before="auto" style:column-width="11.1389583333333cm" style:use-optimal-column-width="true"/>
    </style:style>
    <style:style style:name="co20" style:family="table-column">
      <style:table-column-properties fo:break-before="auto" style:column-width="6.270625cm" style:use-optimal-column-width="true"/>
    </style:style>
    <style:style style:name="co21" style:family="table-column">
      <style:table-column-properties fo:break-before="auto" style:column-width="18.6795833333333cm" style:use-optimal-column-width="true"/>
    </style:style>
    <style:style style:name="co22" style:family="table-column">
      <style:table-column-properties fo:break-before="auto" style:column-width="11.3770833333333cm" style:use-optimal-column-width="true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17.5683333333333cm" style:use-optimal-column-width="true"/>
    </style:style>
    <style:style style:name="co25" style:family="table-column">
      <style:table-column-properties fo:break-before="auto" style:column-width="4.524375cm" style:use-optimal-column-width="true"/>
    </style:style>
    <style:style style:name="co26" style:family="table-column">
      <style:table-column-properties fo:break-before="auto" style:column-width="26.3260416666667cm" style:use-optimal-column-width="true"/>
    </style:style>
    <style:style style:name="co27" style:family="table-column">
      <style:table-column-properties fo:break-before="auto" style:column-width="2.43416666666667cm" style:use-optimal-column-width="true"/>
    </style:style>
    <style:style style:name="co28" style:family="table-column">
      <style:table-column-properties fo:break-before="auto" style:column-width="14.7108333333333cm" style:use-optimal-column-width="true"/>
    </style:style>
    <style:style style:name="co29" style:family="table-column">
      <style:table-column-properties fo:break-before="auto" style:column-width="6.50875cm"/>
    </style:style>
    <style:style style:name="co30" style:family="table-column">
      <style:table-column-properties fo:break-before="auto" style:column-width="5.794375cm" style:use-optimal-column-width="true"/>
    </style:style>
    <style:style style:name="co31" style:family="table-column">
      <style:table-column-properties fo:break-before="auto" style:column-width="23.2304166666667cm" style:use-optimal-column-width="true"/>
    </style:style>
    <style:style style:name="co32" style:family="table-column">
      <style:table-column-properties fo:break-before="auto" style:column-width="12.7264583333333cm" style:use-optimal-column-width="true"/>
    </style:style>
    <style:style style:name="co33" style:family="table-column">
      <style:table-column-properties fo:break-before="auto" style:column-width="4.47145833333333cm" style:use-optimal-column-width="true"/>
    </style:style>
    <style:style style:name="co34" style:family="table-column">
      <style:table-column-properties fo:break-before="auto" style:column-width="18.89125cm" style:use-optimal-column-width="true"/>
    </style:style>
    <style:style style:name="co35" style:family="table-column">
      <style:table-column-properties fo:break-before="auto" style:column-width="13.5202083333333cm" style:use-optimal-column-width="true"/>
    </style:style>
    <style:style style:name="co36" style:family="table-column">
      <style:table-column-properties fo:break-before="auto" style:column-width="6.08541666666667cm" style:use-optimal-column-width="true"/>
    </style:style>
    <style:style style:name="co37" style:family="table-column">
      <style:table-column-properties fo:break-before="auto" style:column-width="18.2297916666667cm" style:use-optimal-column-width="true"/>
    </style:style>
    <style:style style:name="co38" style:family="table-column">
      <style:table-column-properties fo:break-before="auto" style:column-width="12.9116666666667cm" style:use-optimal-column-width="true"/>
    </style:style>
    <style:style style:name="co39" style:family="table-column">
      <style:table-column-properties fo:break-before="auto" style:column-width="4.89479166666667cm" style:use-optimal-column-width="true"/>
    </style:style>
    <style:style style:name="co40" style:family="table-column">
      <style:table-column-properties fo:break-before="auto" style:column-width="16.35125cm" style:use-optimal-column-width="true"/>
    </style:style>
    <style:style style:name="co41" style:family="table-column">
      <style:table-column-properties fo:break-before="auto" style:column-width="2.143125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ndida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Candidatos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6">
            <text:p>Armazena informações detalhadas sobre os candidatos, incluindo dados pessoais, políticos e resultados eleitorais.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go</text:p>
          </table:table-cell>
          <table:table-cell office:value-type="string" table:style-name="ce1">
            <text:p>Cargo disputado pelo candidato na elei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ocorreu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ligação</text:p>
          </table:table-cell>
          <table:table-cell office:value-type="string" table:style-name="ce1">
            <text:p>Informações sobre coligações políticas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remover espaços, aspas e manter minúsculas)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r/raça</text:p>
          </table:table-cell>
          <table:table-cell office:value-type="string" table:style-name="ce1">
            <text:p>Cor ou raça declarada pel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"Não especificado" para valores como "Não divulgado" ou "Não informado").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1">
            <text:p>Detalhe da situação de candidatura</text:p>
          </table:table-cell>
          <table:table-cell office:value-type="string" table:style-name="ce1">
            <text:p>Detalhes sobre a situação da candidatura, como indeferida ou deferid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esperados: "Deferida", "Indeferida", etc.)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stado civil</text:p>
          </table:table-cell>
          <table:table-cell office:value-type="string" table:style-name="ce1">
            <text:p>Estado civil do candidato, como solteiro(a), casado(a), etc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tnia indígena</text:p>
          </table:table-cell>
          <table:table-cell office:value-type="string" table:style-name="ce1">
            <text:p>Indica se o candidato pertence a uma etnia indígena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(False)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Faixa etária em que o candidato se enquadr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categorias como 18-30, 31-50, etc.)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ederação</text:p>
          </table:table-cell>
          <table:table-cell office:value-type="string" table:style-name="ce1">
            <text:p>Federação à qual o candidato está afiliado, caso aplicáve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válidos conforme registros do TSE)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ênero</text:p>
          </table:table-cell>
          <table:table-cell office:value-type="string" table:style-name="ce1">
            <text:p>Gênero declarado pel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"Não especificado" para valores irrelevantes como "Não divulgável")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rau de instrução</text:p>
          </table:table-cell>
          <table:table-cell office:value-type="string" table:style-name="ce1">
            <text:p>Nível de escolaridade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usar valores padronizados, como Ensino Médio Completo, Superior, etc.)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Identidade de gênero declarada pelo candidato, se aplicáve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válidos conforme registros do TSE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Município de residência ou atuação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primeira letra em maiúsculo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cionalidade</text:p>
          </table:table-cell>
          <table:table-cell office:value-type="string" table:style-name="ce1">
            <text:p>Nacionalidade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me social</text:p>
          </table:table-cell>
          <table:table-cell office:value-type="string" table:style-name="ce1">
            <text:p>Nome social utilizado pelo candidato, se aplicáve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possíveis: "Sim", "Não"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pação</text:p>
          </table:table-cell>
          <table:table-cell office:value-type="string" table:style-name="ce1">
            <text:p>Ocupação ou profissão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rientação sexual</text:p>
          </table:table-cell>
          <table:table-cell office:value-type="string" table:style-name="ce1">
            <text:p>Orientação sexual declarada pelo candidato, se aplicáve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válidos conforme registros do TSE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lombola</text:p>
          </table:table-cell>
          <table:table-cell office:value-type="string" table:style-name="ce1">
            <text:p>Indica se o candidato pertence a uma comunidade quilombola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(False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eleição</text:p>
          </table:table-cell>
          <table:table-cell office:value-type="string" table:style-name="ce1">
            <text:p>Indica se o candidato está concorrendo à reeleição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(False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onde o candidato está registrad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válidos: Norte, Nordeste, etc.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la partido</text:p>
          </table:table-cell>
          <table:table-cell office:value-type="string" table:style-name="ce1">
            <text:p>Sigla do partido político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F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de cadastramento</text:p>
          </table:table-cell>
          <table:table-cell office:value-type="string" table:style-name="ce1">
            <text:p>Situação cadastral do candidato no sistema eleitora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esperados: "Regular", "Irregular"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de candidatura</text:p>
          </table:table-cell>
          <table:table-cell office:value-type="string" table:style-name="ce1">
            <text:p>Status da candidatura, como apto, inapto, etc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esperados: "Apto", "Inapto"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de cassação</text:p>
          </table:table-cell>
          <table:table-cell office:value-type="string" table:style-name="ce1">
            <text:p>Indica se houve cassação da candidatura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(False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de desconstituição</text:p>
          </table:table-cell>
          <table:table-cell office:value-type="string" table:style-name="ce1">
            <text:p>Status de eventual desconstituição da candidatur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esperados: "Sim", "Não"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de julgamento</text:p>
          </table:table-cell>
          <table:table-cell office:value-type="string" table:style-name="ce1">
            <text:p>Situação atual do julgamento da candidatur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esperados: "Deferido", "Indeferido"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de totalização</text:p>
          </table:table-cell>
          <table:table-cell office:value-type="string" table:style-name="ce1">
            <text:p>Status da totalização dos votos para 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esperados: "Concluído", "Pendente"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po eleição</text:p>
          </table:table-cell>
          <table:table-cell office:value-type="string" table:style-name="ce1">
            <text:p>Tipo da eleição (ordinária, suplementar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valores válidos conforme registros do TSE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rno</text:p>
          </table:table-cell>
          <table:table-cell office:value-type="string" table:style-name="ce1">
            <text:p>Indica o turno da eleição (1º ou 2º turno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Check (valores esperados: 1 ou 2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(estado) onde o candidato se registrou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F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</text:p>
          </table:table-cell>
          <table:table-cell office:value-type="string" table:style-name="ce1">
            <text:p>Total de candidatos registrados para a elei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≥0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 eleitos</text:p>
          </table:table-cell>
          <table:table-cell office:value-type="string" table:style-name="ce1">
            <text:p>Total de candidatos eleit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≥0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 para o 2º turno</text:p>
          </table:table-cell>
          <table:table-cell office:value-type="string" table:style-name="ce1">
            <text:p>Número de candidatos que participaram do 2º turno, se aplicável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≥0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 não eleitos</text:p>
          </table:table-cell>
          <table:table-cell office:value-type="string" table:style-name="ce1">
            <text:p>Total de candidatos que não foram eleit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≥0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 suplentes</text:p>
          </table:table-cell>
          <table:table-cell office:value-type="string" table:style-name="ce1">
            <text:p>Quantidade de candidatos suplente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≥0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 não informados</text:p>
          </table:table-cell>
          <table:table-cell office:value-type="string" table:style-name="ce1">
            <text:p>Quantidade de candidatos não informados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≥0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34" table:style-name="ro1">
          <table:table-cell table:number-columns-repeated="16384"/>
        </table:table-row>
      </table:table>
      <table:table table:name="comparecimento_abstencao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Comparecimento Abstençã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Registra dados sobre a presença e ausência de eleitores, segmentados por faixa etária e gênero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 / Raça</text:p>
          </table:table-cell>
          <table:table-cell office:value-type="string" table:style-name="ce1">
            <text:p>Cor ou raça declarada pelo eleitor ou candidato, conforme classificação oficial (ex.: Branca, Preta, Parda, Amarela, Indígena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tado civil</text:p>
          </table:table-cell>
          <table:table-cell office:value-type="string" table:style-name="ce1">
            <text:p>Estado civil do eleitor ou candidato (ex.: Solteiro, Casado, Divorciado, Viúvo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Categoria ou intervalo de idade do eleitor ou candidato (ex.: 18-29, 30-39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intervalos pre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ênero</text:p>
          </table:table-cell>
          <table:table-cell office:value-type="string" table:style-name="ce1">
            <text:p>Gênero declarado pelo eleitor ou candidato (ex.: Masculino, Feminino, Outro, Não especificado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oficiais definidos pel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u de instrução</text:p>
          </table:table-cell>
          <table:table-cell office:value-type="string" table:style-name="ce1">
            <text:p>Nível de escolaridade do eleitor ou candidato (ex.: Ensino Fundamental, Médio, Superior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Identidade de gênero declarada, podendo incluir opções não-binárias ou outras definições conforme registro oficia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Check (baseado nos valores oficiais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térprete de libras</text:p>
          </table:table-cell>
          <table:table-cell office:value-type="string" table:style-name="ce1">
            <text:p>Indica se o eleitor ou candidato necessita ou conta com intérprete de língua de sinais (Libras).</text:p>
          </table:table-cell>
          <table:table-cell office:value-type="string" table:style-name="ce1">
            <text:p>BOOLEAN (ou VARCHAR)</text:p>
          </table:table-cell>
          <table:table-cell office:value-type="string" table:style-name="ce1">
            <text:p>Default (False ou “Não”); Check (valores: True/False ou Sim/Nã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Município de residência ou local de votação do eleitor ou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municípios, se aplicáve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me social</text:p>
          </table:table-cell>
          <table:table-cell office:value-type="string" table:style-name="ce1">
            <text:p>Nome social utilizado pelo eleitor ou candidato, se houver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ullable; Check (valores: preenchido ou nul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ís</text:p>
          </table:table-cell>
          <table:table-cell office:value-type="string" table:style-name="ce1">
            <text:p>País de residência do eleitor ou candidato, geralmente “Brasil”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ex.: "Brasil"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lombola</text:p>
          </table:table-cell>
          <table:table-cell office:value-type="string" table:style-name="ce1">
            <text:p>Indica se o eleitor ou candidato pertence a comunidade quilombola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(Fal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de residência ou votação (ex.: Norte, Nordeste, Sul, Sudeste, Centro-Oeste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rno</text:p>
          </table:table-cell>
          <table:table-cell office:value-type="string" table:style-name="ce1">
            <text:p>Turno da eleição, onde 1 indica primeiro turno e 2 segundo turn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es permitidos: 1 ou 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(estado) onde o eleitor vota ou o candidato está registrado (ex.: SP, RJ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est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a</text:p>
          </table:table-cell>
          <table:table-cell office:value-type="string" table:style-name="ce1">
            <text:p>Zona eleitoral referente ao local de vota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leitores deficientes abstenção</text:p>
          </table:table-cell>
          <table:table-cell office:value-type="string" table:style-name="ce1">
            <text:p>Número de eleitores com deficiência que se abstiveram de votar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leitores comparecimento TTE</text:p>
          </table:table-cell>
          <table:table-cell office:value-type="string" table:style-name="ce1">
            <text:p>Número de eleitores que compareceram à votação, de acordo com dados do TTE (Tribunal Regional Eleitoral ou temporária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leitores abstenção TTE</text:p>
          </table:table-cell>
          <table:table-cell office:value-type="string" table:style-name="ce1">
            <text:p>Número de eleitores classificados como abstendo, conforme os dados do TTE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leitores aptos</text:p>
          </table:table-cell>
          <table:table-cell office:value-type="string" table:style-name="ce1">
            <text:p>Total de eleitores aptos (habilitados a votar)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leitores comparecimento</text:p>
          </table:table-cell>
          <table:table-cell office:value-type="string" table:style-name="ce1">
            <text:p>Número total de eleitores que compareceram efetivamente à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leitores abstenção</text:p>
          </table:table-cell>
          <table:table-cell office:value-type="string" table:style-name="ce1">
            <text:p>Número total de eleitores que se abstiveram de votar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leitores deficientes comparecimento</text:p>
          </table:table-cell>
          <table:table-cell office:value-type="string" table:style-name="ce1">
            <text:p>Número de eleitores com deficiência que compareceram à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deficiencia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Deficiência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Armazena informações sobre os tipos e categorias de deficiência declaradas pelos candidatos/eleitores, permitindo análises de inclusão nas eleições de 2022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talhe tipo de deficiência</text:p>
          </table:table-cell>
          <table:table-cell office:value-type="string" table:style-name="ce1">
            <text:p>Informações detalhadas sobre o tipo específico de deficiência, fornecendo esclarecimentos adicionais (por exemplo, se o candidato possui deficiência visual, auditiva, física etc.)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Pode ser nulo se não aplicável; Not Null se 'Tipo de deficiência' estiver preenchi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po de deficiência</text:p>
          </table:table-cell>
          <table:table-cell office:value-type="string" table:style-name="ce1">
            <text:p>Categoria da deficiência declarada pelo candidato (por exemplo, visual, auditiva, física, intelectual, etc.)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 se o candidato possuir deficiência; Nulo caso contrá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go</text:p>
          </table:table-cell>
          <table:table-cell office:value-type="string" table:style-name="ce1">
            <text:p>Cargo ou função para a qual o candidato concorre (ex.: deputado, prefeito, senador, etc.)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tado civil</text:p>
          </table:table-cell>
          <table:table-cell office:value-type="string" table:style-name="ce1">
            <text:p>Estado civil do candidato, como solteiro(a), casado(a), divorciado(a), viúvo(a), etc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registro ofici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Intervalo de idade ou categoria etária do candidato (ex.: 18-29, 30-39, etc.), possibilitando agrupamentos para análises demográficas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intervalos pre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ênero</text:p>
          </table:table-cell>
          <table:table-cell office:value-type="string" table:style-name="ce1">
            <text:p>Gênero declarado pelo candidato, como masculino, feminino, ou outras opções conforme disponibilizado pelo TSE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u de instrução</text:p>
          </table:table-cell>
          <table:table-cell office:value-type="string" table:style-name="ce1">
            <text:p>Nível de escolaridade alcançado pelo candidato (ex.: Ensino Fundamental, Médio, Superior, etc.), permitindo identificar a formação educacional dos participantes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la partido</text:p>
          </table:table-cell>
          <table:table-cell office:value-type="string" table:style-name="ce1">
            <text:p>Sigla do partido político ao qual o candidato está filiado (ex.: PT, PSDB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partidos, caso exi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de totalização</text:p>
          </table:table-cell>
          <table:table-cell office:value-type="string" table:style-name="ce1">
            <text:p>Status final ou provisório da totalização dos votos apurados para o candidato, indicando se os resultados estão "Concluídos", "Pendentes" ou conforme os estados oficiais do TSE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, ex.: "Concluída", "Pendente"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(estado) onde o candidato está registrado ou concorre (ex.: SP, RJ, etc.), imprescindível para georreferenciamento dos dados eleitorais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est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</text:p>
          </table:table-cell>
          <table:table-cell office:value-type="string" table:style-name="ce1">
            <text:p>Número total de candidatos que concorreram ao mesmo cargo ou dentro do mesmo contexto eleitoral, permitindo análises comparativas e de particip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inseridos ou atualizados no sistema, registrando o momento exato da carga de informações provenientes do TSE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detalhe_votacao" table:style-name="ta1"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Detalhe Votaçã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Contém informações sobre os votos válidos, brancos e nulos por cargo e ano de eleição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for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onde se localiza o município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a</text:p>
          </table:table-cell>
          <table:table-cell office:value-type="string" table:style-name="ce1">
            <text:p>Número ou código que identifica a zona eleitoral dentro do municípi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 numérico positiv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go</text:p>
          </table:table-cell>
          <table:table-cell office:value-type="string" table:style-name="ce1">
            <text:p>Cargo para o qual os candidatos concorrem (ex.: Presidente, Governador, Senador, Deputado Federal/Estadual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ódigo município</text:p>
          </table:table-cell>
          <table:table-cell office:value-type="string" table:style-name="ce1">
            <text:p>Código oficial do município, conforme os registros do IBGE/TSE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FK (referência à tabela de municípios, se aplicáve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onde ocorreram os procedimentos de vota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rno</text:p>
          </table:table-cell>
          <table:table-cell office:value-type="string" table:style-name="ce1">
            <text:p>Identificação do turno da eleição: 1 para primeiro turno ou 2 para segundo turn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es permitidos: 1 ou 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(estado) onde se localiza o municípi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est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brancos</text:p>
          </table:table-cell>
          <table:table-cell office:value-type="string" table:style-name="ce1">
            <text:p>Número de votos registrados como brancos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de legenda válidos</text:p>
          </table:table-cell>
          <table:table-cell office:value-type="string" table:style-name="ce1">
            <text:p>Número de votos válidos direcionados à legenda (votos no partido)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omparecimento</text:p>
          </table:table-cell>
          <table:table-cell office:value-type="string" table:style-name="ce1">
            <text:p>Quantidade de eleitores que compareceram à urna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anulados</text:p>
          </table:table-cell>
          <table:table-cell office:value-type="string" table:style-name="ce1">
            <text:p>Número de votos considerados anulados na apur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ominais válidos</text:p>
          </table:table-cell>
          <table:table-cell office:value-type="string" table:style-name="ce1">
            <text:p>Número de votos nominais (diretamente aos candidatos) considerados válidos após a apur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seções agregadas</text:p>
          </table:table-cell>
          <table:table-cell office:value-type="string" table:style-name="ce1">
            <text:p>Número de seções eleitorais agregadas para a apuração dos votos (seções consolidadas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válidos</text:p>
          </table:table-cell>
          <table:table-cell office:value-type="string" table:style-name="ce1">
            <text:p>Soma dos votos válidos (nominais + legenda) apurados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aptos totalizados</text:p>
          </table:table-cell>
          <table:table-cell office:value-type="string" table:style-name="ce1">
            <text:p>Número total de eleitores aptos a votar que foram totalizados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ulos (I)</text:p>
          </table:table-cell>
          <table:table-cell office:value-type="string" table:style-name="ce1">
            <text:p>Número de votos nulos apurados inicialmente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totais</text:p>
          </table:table-cell>
          <table:table-cell office:value-type="string" table:style-name="ce1">
            <text:p>Número total de votos computados na seção (inclui válidos, nulos, brancos e demais categorias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aptos</text:p>
          </table:table-cell>
          <table:table-cell office:value-type="string" table:style-name="ce1">
            <text:p>Número de eleitores aptos a votar na seção, segundo o recenseamento eleitoral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seções principais</text:p>
          </table:table-cell>
          <table:table-cell office:value-type="string" table:style-name="ce1">
            <text:p>Quantidade de seções principais (independentes) consideradas na apur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abstenções</text:p>
          </table:table-cell>
          <table:table-cell office:value-type="string" table:style-name="ce1">
            <text:p>Número de eleitores que se abstiveram de votar na se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total de votos de legenda válidos</text:p>
          </table:table-cell>
          <table:table-cell office:value-type="string" table:style-name="ce1">
            <text:p>Soma total dos votos de legenda válidos, possivelmente agregando diferentes componente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anulados apurados em separado</text:p>
          </table:table-cell>
          <table:table-cell office:value-type="string" table:style-name="ce1">
            <text:p>Número de votos anulados que foram apurados separadamente de outras categorias, conforme metodologia específica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ulos técnico</text:p>
          </table:table-cell>
          <table:table-cell office:value-type="string" table:style-name="ce1">
            <text:p>Número de votos nulos decorrentes de problemas técnicos (votos nulos por falha operacional, se aplicável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anulados subjudice</text:p>
          </table:table-cell>
          <table:table-cell office:value-type="string" table:style-name="ce1">
            <text:p>Número de votos anulados que estão sob análise judicial (sub judice) e, portanto, aguardam decis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concorrentes</text:p>
          </table:table-cell>
          <table:table-cell office:value-type="string" table:style-name="ce1">
            <text:p>Número de votos atribuídos em situações de votação concorrente (quando há disputa entre múltiplos cargos ou listas concorrentes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ulos (II)</text:p>
          </table:table-cell>
          <table:table-cell office:value-type="string" table:style-name="ce1">
            <text:p>Número de votos nulos apurados por outra metodologia ou totalização complementar (caso haja distinção na forma de apuração, levando a duas contagens de votos nulos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; Nota: Esclarecer a diferença em relação à contagem (I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ominais anulados</text:p>
          </table:table-cell>
          <table:table-cell office:value-type="string" table:style-name="ce1">
            <text:p>Número de votos nominais que foram anulados, ou seja, considerados inválidos após verific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de legenda anulados</text:p>
          </table:table-cell>
          <table:table-cell office:value-type="string" table:style-name="ce1">
            <text:p>Número de votos de legenda que foram considerados inválidos e, portanto, anulad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total de votos nominais anulados separados</text:p>
          </table:table-cell>
          <table:table-cell office:value-type="string" table:style-name="ce1">
            <text:p>Soma total dos votos nominais anulados, contabilizados separadamente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de legenda anulados subjudice</text:p>
          </table:table-cell>
          <table:table-cell office:value-type="string" table:style-name="ce1">
            <text:p>Número de votos de legenda que foram anulados, mas que estão sob análise judicial (sub judice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seções não instaladas</text:p>
          </table:table-cell>
          <table:table-cell office:value-type="string" table:style-name="ce1">
            <text:p>Número de seções eleitorais previstas para a eleição que não foram efetivamente instaladas para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seções instaladas</text:p>
          </table:table-cell>
          <table:table-cell office:value-type="string" table:style-name="ce1">
            <text:p>Número de seções eleitorais que foram instaladas e operacionalizadas para a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, indicando o momento da atualização da base de dado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37" table:style-name="ro1">
          <table:table-cell table:number-columns-repeated="16384"/>
        </table:table-row>
      </table:table>
      <table:table table:name="eleitorado_eleicao_capilaridade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Eleitorado Eleição Capilaridad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Consolida dados sobre eleitores aptos e sua distribuição geográfica por região e município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onde ocorreu a vota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Pode ser referenciado por uma tabela de municípios (FK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ís</text:p>
          </table:table-cell>
          <table:table-cell office:value-type="string" table:style-name="ce1">
            <text:p>País onde a eleição foi realizada – geralmente "Brasil"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Default ("Brasil"); Check (valor fixo: "Brasil"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à qual o município pertence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(estado) do município (ex.: SP, RJ, MG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estados); Check (tamanho 2 e valore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cal de votação</text:p>
          </table:table-cell>
          <table:table-cell office:value-type="string" table:style-name="ce1">
            <text:p>Nome ou identificação do local onde a votação ocorreu (ex.: escola, centro comunitário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a</text:p>
          </table:table-cell>
          <table:table-cell office:value-type="string" table:style-name="ce1">
            <text:p>Número ou identificação da zona eleitoral associada ao local de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 positiv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município</text:p>
          </table:table-cell>
          <table:table-cell office:value-type="string" table:style-name="ce1">
            <text:p>Número de municípios envolvidos no agrupamento ou na análise de dados (campo utilizado em indicadores consolidados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zona</text:p>
          </table:table-cell>
          <table:table-cell office:value-type="string" table:style-name="ce1">
            <text:p>Número total de zonas eleitorais registradas no agrupamento dos dad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local de votação</text:p>
          </table:table-cell>
          <table:table-cell office:value-type="string" table:style-name="ce1">
            <text:p>Número total de locais de votação disponíveis ou registrados no agrupamento dos dad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seção</text:p>
          </table:table-cell>
          <table:table-cell office:value-type="string" table:style-name="ce1">
            <text:p>Número total de seções eleitorais definidas ou utilizadas na apur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aptos</text:p>
          </table:table-cell>
          <table:table-cell office:value-type="string" table:style-name="ce1">
            <text:p>Número de eleitores aptos a votar conforme o recenseamento eleitoral, por seção ou municípi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 do TSE, registrando o instante da atualização da base de dado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filiado_eleicao" table:style-name="ta1"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Filiado Eleiçã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Registra o quantitativo de filiados, categorizados por gênero, para o ano eleitoral correspondente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Classificação oficial da raça ou cor do candidato/eleitor (ex.: Branca, Preta, Parda, Amarela, Indígena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 conforme 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tado civil</text:p>
          </table:table-cell>
          <table:table-cell office:value-type="string" table:style-name="ce1">
            <text:p>Situação civil declarada (ex.: Solteiro(a), Casado(a), Divorciado(a), Viúvo(a)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Categoria ou intervalo de idade (ex.: 18-29, 30-39, etc.) para fins de análise demográfic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intervalos pre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ênero</text:p>
          </table:table-cell>
          <table:table-cell office:value-type="string" table:style-name="ce1">
            <text:p>Gênero declarado pelo candidato/eleitor (ex.: Masculino, Feminino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registro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térprete de libras</text:p>
          </table:table-cell>
          <table:table-cell office:value-type="string" table:style-name="ce1">
            <text:p>Indica se a pessoa necessitou ou utiliza atendimento com intérprete de Libras (Língua Brasileira de Sinais)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Not Null; Default (False); Check (valores: True/Fal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de residência ou onde ocorreu a vota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se houver tabela de municípi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ís</text:p>
          </table:table-cell>
          <table:table-cell office:value-type="string" table:style-name="ce1">
            <text:p>País de residência, geralmente fixo como "Brasil"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Default ("Brasil"); Check (valor fixo: "Brasil"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lombola</text:p>
          </table:table-cell>
          <table:table-cell office:value-type="string" table:style-name="ce1">
            <text:p>Indica se a pessoa pertence a uma comunidade quilombola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Not Null; Default (Fal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de localização do município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(estado), representada pela sigla (ex.: SP, RJ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; Check (tamanho = 2 e valore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a</text:p>
          </table:table-cell>
          <table:table-cell office:value-type="string" table:style-name="ce1">
            <text:p>Código ou número da zona eleitoral onde ocorreu a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 &gt;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u de escolaridade</text:p>
          </table:table-cell>
          <table:table-cell office:value-type="string" table:style-name="ce1">
            <text:p>Nível de instrução do candidato/eleitor (ex.: Ensino Fundamental, Médio, Superior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registros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Forma como o indivíduo se identifica em termos de gênero, podendo abranger categorias além de "masculino" e "feminino"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ou conforme especificado pel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tido tempo de filiação</text:p>
          </table:table-cell>
          <table:table-cell office:value-type="string" table:style-name="ce1">
            <text:p>Tempo de filiação do candidato/filiado ao partido, geralmente medido em an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tativo de filiados</text:p>
          </table:table-cell>
          <table:table-cell office:value-type="string" table:style-name="ce1">
            <text:p>Número total de filiados registrados no partid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tativo de filiados com deficiência</text:p>
          </table:table-cell>
          <table:table-cell office:value-type="string" table:style-name="ce1">
            <text:p>Número de filiados que declararam possuir alguma deficiência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tativo de filiados com nome social</text:p>
          </table:table-cell>
          <table:table-cell office:value-type="string" table:style-name="ce1">
            <text:p>Número de filiados que optam por utilizar nome social em seus registr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, registrando a atualização da base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eleitores_faltosos" table:style-name="ta1">
        <table:table-column table:style-name="co1" table:default-cell-style-name="ce1"/>
        <table:table-column table:style-name="co24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Eleitores Faltos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Registra informações sobre eleitores que não compareceram às eleições, segmentados por região, faixa etária e outros critérios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me do Campo</text:p>
          </table:table-cell>
          <table:table-cell office:value-type="string" table:style-name="ce1">
            <text:p>Descrição</text:p>
          </table:table-cell>
          <table:table-cell office:value-type="string" table:style-name="ce1">
            <text:p>Tipo de Dado</text:p>
          </table:table-cell>
          <table:table-cell office:value-type="string" table:style-name="ce1">
            <text:p>Restrições (PK, FK, Not Null, Check, Default, etc.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tado civil</text:p>
          </table:table-cell>
          <table:table-cell office:value-type="string" table:style-name="ce1">
            <text:p>Indica o estado civil da pessoa (ex.: solteiro, casado, divorciado, viúvo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registro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Categoria ou intervalo de idade (ex.: 18-29, 30-39) para análises demográficas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intervalos pre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de residência ou votação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do registro (ex.: SP, RJ, MG); corresponde ao estado onde ocorreu a vota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estados); Check (tamanho = 2 e valore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u de instrução</text:p>
          </table:table-cell>
          <table:table-cell office:value-type="string" table:style-name="ce1">
            <text:p>Nível de escolaridade declarado (ex.: Ensino Fundamental, Médio, Superior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registros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Ano de referência dos dados (normalmente o ano da eleição, 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ficiente</text:p>
          </table:table-cell>
          <table:table-cell office:value-type="string" table:style-name="ce1">
            <text:p>Indica se a pessoa possui deficiência; pode ser representado como booleano (True/False) ou "S"/"N".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Not Null; Default (False); Check (valores: True/False ou adaptado conforme convençã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ênero</text:p>
          </table:table-cell>
          <table:table-cell office:value-type="string" table:style-name="ce1">
            <text:p>Gênero declarado pelo eleitor ou candidato (ex.: Masculino, Feminino, Outro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oficiais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de residência ou local de vota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municípi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me social</text:p>
          </table:table-cell>
          <table:table-cell office:value-type="string" table:style-name="ce1">
            <text:p>Nome social utilizado, se informado, para identificação alternativ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ullable; Check (valores "Preenchido" ou nulo, conforme política de registr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ís</text:p>
          </table:table-cell>
          <table:table-cell office:value-type="string" table:style-name="ce1">
            <text:p>País de residência, geralmente registrado como "Brasil"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Default ("Brasil"); Check (valor fixo: "Brasil"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faltosos</text:p>
          </table:table-cell>
          <table:table-cell office:value-type="string" table:style-name="ce1">
            <text:p>Número de eleitores que não compareceram (faltosos) à votação ou que ficaram ausentes nos registr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, registrando o instante da atualização da base de dado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table table:name="pesquisas_eleitorais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Pesquisas Eleitorai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Documenta informações sobre pesquisas registradas no TSE, incluindo metodologia, amostra e resultados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Sigla da Unidade Federativa onde a pesquisa foi realizada (ex.: SP, RJ).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; FK (referência à tabela de estados); Check (valor com 2 letras, conforme sigla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de referência da eleição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onde a pesquisa foi realizada ou registrad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municípi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tocolo de registro</text:p>
          </table:table-cell>
          <table:table-cell office:value-type="string" table:style-name="ce1">
            <text:p>Código ou número do protocolo utilizado para registrar a pesquisa no sistema do TSE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Unique (garante registro único para cada pesquis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à qual o município pertence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: Norte, Nordeste, Centro-Oeste, Sudeste, Su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ódigo do registro no CONRE</text:p>
          </table:table-cell>
          <table:table-cell office:value-type="string" table:style-name="ce1">
            <text:p>Código de registro da pesquisa no CONRE, conforme as exigências do TSE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Pode incluir letras e números, conforme especificação do órgão regu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dos municipais</text:p>
          </table:table-cell>
          <table:table-cell office:value-type="string" table:style-name="ce1">
            <text:p>Informações complementares ou indicadores específicos do município relacionados à pesquisa (ex.: dados demográficos complementares ou código IBGE).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ullable; Dependente do preenchimento disponível na fo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fim da pesquisa</text:p>
          </table:table-cell>
          <table:table-cell office:value-type="string" table:style-name="ce1">
            <text:p>Data em que a pesquisa foi finalizada (último dia de coleta de dados)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; Deverá seguir o padrão de data/hora (AAAA-MM-DD HH:MM:S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início da pesquisa</text:p>
          </table:table-cell>
          <table:table-cell office:value-type="string" table:style-name="ce1">
            <text:p>Data em que a pesquisa teve início (primeiro dia de coleta de dados)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; No mesmo padrão que a data de fi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registro</text:p>
          </table:table-cell>
          <table:table-cell office:value-type="string" table:style-name="ce1">
            <text:p>Data em que o registro da pesquisa foi formalizado ou inserido no sistema do TSE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tatístico responsável</text:p>
          </table:table-cell>
          <table:table-cell office:value-type="string" table:style-name="ce1">
            <text:p>Nome ou identificação do estatístico ou do responsável técnico que conduziu a pesquis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todologia da pesquisa</text:p>
          </table:table-cell>
          <table:table-cell office:value-type="string" table:style-name="ce1">
            <text:p>Descrição da abordagem e dos métodos utilizados na pesquisa (ex.: tipo de amostragem, técnica de coleta, margem de erro, etc.).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me fantasia da empresa</text:p>
          </table:table-cell>
          <table:table-cell office:value-type="string" table:style-name="ce1">
            <text:p>Nome comercial (fantasia) da empresa responsável pela realização da pesquisa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no amostral</text:p>
          </table:table-cell>
          <table:table-cell office:value-type="string" table:style-name="ce1">
            <text:p>Descrição detalhada do plano amostral adotado, indicando como os entrevistados foram selecionados e o tamanho da amostra.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stema de controle</text:p>
          </table:table-cell>
          <table:table-cell office:value-type="string" table:style-name="ce1">
            <text:p>Sistema ou procedimentos de controle empregados para garantir a integridade e confiabilidade dos dados da pesquisa (ex.: auditoria interna ou software dedicado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pesquisa</text:p>
          </table:table-cell>
          <table:table-cell office:value-type="string" table:style-name="ce1">
            <text:p>Número total de pesquisas realizadas ou registradas no âmbito do estudo (pode indicar a quantidade de pesquisas realizadas pela empresa em uma determinada localidade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entrevistados</text:p>
          </table:table-cell>
          <table:table-cell office:value-type="string" table:style-name="ce1">
            <text:p>Total de entrevistados que participaram da pesquisa, correspondendo ao tamanho da amostra adotada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lor da pesquisa</text:p>
          </table:table-cell>
          <table:table-cell office:value-type="string" table:style-name="ce1">
            <text:p>Valor monetário investido ou cobrado para a realização da pesquisa, expresso na moeda local (geralmente em R$).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 do TSE, representando a atualização ou inserção do registro no repositório de dado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quocientes_eleitoral" table:style-name="ta1">
        <table:table-column table:style-name="co30" table:default-cell-style-name="ce1"/>
        <table:table-column table:style-name="co31" table:default-cell-style-name="ce1"/>
        <table:table-column table:style-name="co27" table:default-cell-style-name="ce1"/>
        <table:table-column table:style-name="co32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Quociente Eleitoral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Armazena o valor numérico do quociente eleitoral, utilizado para determinar a distribuição de vagas por cargo, UF e ano da eleição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do município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go</text:p>
          </table:table-cell>
          <table:table-cell office:value-type="string" table:style-name="ce1">
            <text:p>Cargo para o qual os candidatos concorreram (ex.: Deputado, Senador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onde ocorreu a votaçã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municípi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rno</text:p>
          </table:table-cell>
          <table:table-cell office:value-type="string" table:style-name="ce1">
            <text:p>Turno da eleição – 1 para primeiro turno ou 2 para segundo turn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es permitidos: 1 ou 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Unidade Federativa (estado) do município (ex.: SP, RJ).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; FK (referência à tabela de estados); Check (tamanho = 2 e valore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ligação</text:p>
          </table:table-cell>
          <table:table-cell office:value-type="string" table:style-name="ce1">
            <text:p>Nome ou identificação da coligação formada pelo(s) partido(s)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agas QE</text:p>
          </table:table-cell>
          <table:table-cell office:value-type="string" table:style-name="ce1">
            <text:p>Número total de vagas destinadas aos candidatos conforme o cálculo do Quociente Eleitoral (QE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de legenda QE</text:p>
          </table:table-cell>
          <table:table-cell office:value-type="string" table:style-name="ce1">
            <text:p>Número de votos de legenda (votos destinados à legenda do partido/coligação) considerados no cálculo do Quociente Eleitoral (QE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ominais QE</text:p>
          </table:table-cell>
          <table:table-cell office:value-type="string" table:style-name="ce1">
            <text:p>Número de votos nominais (diretamente aos candidatos) usados para o cálculo do Quociente Eleitoral (QE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válidos QE</text:p>
          </table:table-cell>
          <table:table-cell office:value-type="string" table:style-name="ce1">
            <text:p>Total de votos válidos (soma de votos nominais e de legenda) utilizados na apuração do Quociente Eleitoral (QE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lor do quociente eleitoral</text:p>
          </table:table-cell>
          <table:table-cell office:value-type="string" table:style-name="ce1">
            <text:p>Valor numérico do Quociente Eleitoral, obtido dividindo os votos válidos pelo número de vagas a serem preenchidas.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; Check (valor &gt;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de legenda QP</text:p>
          </table:table-cell>
          <table:table-cell office:value-type="string" table:style-name="ce1">
            <text:p>Número de votos de legenda utilizados no cálculo do Quociente Partidário (QP) para a distribuição de cadeira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ominais QP</text:p>
          </table:table-cell>
          <table:table-cell office:value-type="string" table:style-name="ce1">
            <text:p>Número de votos nominais considerados no cálculo do Quociente Partidário (QP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agas preenchidas QP</text:p>
          </table:table-cell>
          <table:table-cell office:value-type="string" table:style-name="ce1">
            <text:p>Número de vagas que foram inicialmente preenchidas, conforme o cálculo do Quociente Partidário (QP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agas média QP</text:p>
          </table:table-cell>
          <table:table-cell office:value-type="string" table:style-name="ce1">
            <text:p>Média (ou valor intermediário) de vagas calculada para o Quociente Partidário (QP), utilizada para ajustes ou arredondamentos na distribui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agas obtidas QP</text:p>
          </table:table-cell>
          <table:table-cell office:value-type="string" table:style-name="ce1">
            <text:p>Número final de vagas obtidas pelo partido ou coligação após a aplicação dos cálculos do Quociente Partidário (QP) e etapas de rateio de sobra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votos coligação QP</text:p>
          </table:table-cell>
          <table:table-cell office:value-type="string" table:style-name="ce1">
            <text:p>Total de votos atribuídos à coligação (soma de votos nominais e de legenda dos partidos da coligação) utilizados no cálculo do Quociente Partidário (QP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 do TSE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vagas" table:style-name="ta1">
        <table:table-column table:style-name="co33" table:default-cell-style-name="ce1"/>
        <table:table-column table:style-name="co34" table:default-cell-style-name="ce1"/>
        <table:table-column table:style-name="co12" table:default-cell-style-name="ce1"/>
        <table:table-column table:style-name="co35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Vaga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Registra o número de vagas disponíveis para cada cargo em disputa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onde ocorreu a votação ou o processo eleitora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Possível FK para tabela de municípi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do município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: Norte, Nordeste, Centro-Oeste, Sudeste, Su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go</text:p>
          </table:table-cell>
          <table:table-cell office:value-type="string" table:style-name="ce1">
            <text:p>Cargo para o qual os candidatos concorreram (ex.: Prefeito, Vereador, Deputado, Senador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Sigla da Unidade Federativa (estado) do município, como SP, RJ, MG, etc.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; FK (referência à tabela de estados); Check (tamanho = 2, valore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eleição</text:p>
          </table:table-cell>
          <table:table-cell office:value-type="string" table:style-name="ce1">
            <text:p>Data em que ocorreu a eleição, marcando o dia da votação.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; Check (formato: AAAA-MM-D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posse</text:p>
          </table:table-cell>
          <table:table-cell office:value-type="string" table:style-name="ce1">
            <text:p>Data em que os candidatos eleitos tomaram posse.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; Check (formato: AAAA-MM-D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eição</text:p>
          </table:table-cell>
          <table:table-cell office:value-type="string" table:style-name="ce1">
            <text:p>Identificação ou nome do processo eleitoral (ex.: Eleições Municipais, Eleições Gerais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po de eleição</text:p>
          </table:table-cell>
          <table:table-cell office:value-type="string" table:style-name="ce1">
            <text:p>Tipo da eleição realizada, como Ordinária ou Suplementar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os registros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candidatos</text:p>
          </table:table-cell>
          <table:table-cell office:value-type="string" table:style-name="ce1">
            <text:p>Número total de candidatos que se inscreveram para o cargo na elei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agas</text:p>
          </table:table-cell>
          <table:table-cell office:value-type="string" table:style-name="ce1">
            <text:p>Número de vagas disponíveis ou cadeiras a serem preenchidas no pleit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 do TSE, refletindo a atualização da base de informaçõe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votacao_candidatos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Votação Candidato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Detalha os votos recebidos por cada candidato, incluindo dados de diversidade como gênero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por exemplo,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à qual o município pertence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ermitidos: Norte, Nordeste, Centro-Oeste, Sudeste, Su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go</text:p>
          </table:table-cell>
          <table:table-cell office:value-type="string" table:style-name="ce1">
            <text:p>Cargo ou função para o qual os candidatos concorreram (ex.: Presidente, Governador, Deputado, Senador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onde se realizou a votação ou o processo eleitora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se vinculado à tabela de municípi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rno</text:p>
          </table:table-cell>
          <table:table-cell office:value-type="string" table:style-name="ce1">
            <text:p>Identifica o turno da eleição, onde 1 representa o primeiro turno e 2 o segundo turn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es permitidos: 1 ou 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Sigla da Unidade Federativa (estado) do município (ex.: SP, RJ, MG).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; FK (referência à tabela de estados); Check (tamanho = 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ódigo município</text:p>
          </table:table-cell>
          <table:table-cell office:value-type="string" table:style-name="ce1">
            <text:p>Código oficial do município, conforme os registros do IBGE ou TSE.</text:p>
          </table:table-cell>
          <table:table-cell office:value-type="string" table:style-name="ce1">
            <text:p>INT or VARCHAR</text:p>
          </table:table-cell>
          <table:table-cell office:value-type="string" table:style-name="ce1">
            <text:p>Not Null; FK (se houver tabela de municípios) – escolher conforme o padrão adot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/raça</text:p>
          </table:table-cell>
          <table:table-cell office:value-type="string" table:style-name="ce1">
            <text:p>Categoria de cor ou raça declarada pelo candidato ou eleitor (ex.: Branca, Preta, Parda, Amarela, Indígena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tado civil</text:p>
          </table:table-cell>
          <table:table-cell office:value-type="string" table:style-name="ce1">
            <text:p>Situação civil declarada (ex.: Solteiro(a), Casado(a), Divorciado(a), Viúvo(a)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Intervalo ou categoria etária, usado para análise demográfica (ex.: 18–29, 30–39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intervalos pre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ênero</text:p>
          </table:table-cell>
          <table:table-cell office:value-type="string" table:style-name="ce1">
            <text:p>Gênero declarado pelo candidato ou eleitor (ex.: Masculino, Feminino, Outros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oficiais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u de instrução</text:p>
          </table:table-cell>
          <table:table-cell office:value-type="string" table:style-name="ce1">
            <text:p>Nível de escolaridade declarado (ex.: Ensino Fundamental, Médio, Superior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adronizados conforme registros oficiai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me candidato</text:p>
          </table:table-cell>
          <table:table-cell office:value-type="string" table:style-name="ce1">
            <text:p>Nome completo d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úmero candidato</text:p>
          </table:table-cell>
          <table:table-cell office:value-type="string" table:style-name="ce1">
            <text:p>Número de identificação do candidato (geralmente o número de urna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 numérico, normalmente entre 1 e 99 ou conforme a cargo específic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pação</text:p>
          </table:table-cell>
          <table:table-cell office:value-type="string" table:style-name="ce1">
            <text:p>Profissão ou atividade exercida pelo candidat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ullable (pode ser nulo se não informad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tido</text:p>
          </table:table-cell>
          <table:table-cell office:value-type="string" table:style-name="ce1">
            <text:p>Sigla do partido político ao qual o candidato está filiado (ex.: PT, PSDB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referência à tabela de partidos), Check (tamanho e valores padroniza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tuação totalização</text:p>
          </table:table-cell>
          <table:table-cell office:value-type="string" table:style-name="ce1">
            <text:p>Indica o status da totalização dos votos ou a situação do candidato na apuração (ex.: "Totalizado", "Pendente", "Irregular"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 conforme metodologia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a</text:p>
          </table:table-cell>
          <table:table-cell office:value-type="string" table:style-name="ce1">
            <text:p>Número ou código da zona eleitoral na qual se realizou a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 numérico positiv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otos válidos</text:p>
          </table:table-cell>
          <table:table-cell office:value-type="string" table:style-name="ce1">
            <text:p>Número de votos válidos obtidos (exclui votos nulos e brancos) no pleit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otos nominais</text:p>
          </table:table-cell>
          <table:table-cell office:value-type="string" table:style-name="ce1">
            <text:p>Quantidade de votos nominais registrados para o candidato (votos diretamente atribuídos a ele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 do TSE, refletindo a atualização da base de informaçõe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votacao_partida" table:style-name="ta1">
        <table:table-column table:style-name="co36" table:default-cell-style-name="ce1"/>
        <table:table-column table:style-name="co37" table:default-cell-style-name="ce1"/>
        <table:table-column table:style-name="co12" table:default-cell-style-name="ce1"/>
        <table:table-column table:style-name="co3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Votação Partid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Consolida os votos válidos atribuídos a partidos políticos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table:number-columns-spanned="3" table:number-rows-spanned="1" table:style-name="ce5"/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ão</text:p>
          </table:table-cell>
          <table:table-cell office:value-type="string" table:style-name="ce1">
            <text:p>Região geográfica à qual o município pertence (ex.: Norte, Nordeste, Centro-Oeste, Sudeste, Su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: Norte, Nordeste, Centro-Oeste, Sudeste, Su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go</text:p>
          </table:table-cell>
          <table:table-cell office:value-type="string" table:style-name="ce1">
            <text:p>Cargo ou função para o qual os candidatos concorreram (ex.: Presidente, Governador, Deputado, Senador, etc.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rno</text:p>
          </table:table-cell>
          <table:table-cell office:value-type="string" table:style-name="ce1">
            <text:p>Turno da eleição, onde 1 representa o primeiro turno e 2 o segundo turn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es permitidos: 1 ou 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Sigla da Unidade Federativa (estado) do município (ex.: SP, RJ).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; FK (referência à tabela de estados); Check (tamanho = 2, valor ofici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la partido</text:p>
          </table:table-cell>
          <table:table-cell office:value-type="string" table:style-name="ce1">
            <text:p>Sigla do partido político ao qual o candidato está filiado (ex.: PT, PSDB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caso haja tabela de part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a</text:p>
          </table:table-cell>
          <table:table-cell office:value-type="string" table:style-name="ce1">
            <text:p>Código ou número da zona eleitoral associada ao local de vot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Check (valor &gt;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ligação</text:p>
          </table:table-cell>
          <table:table-cell office:value-type="string" table:style-name="ce1">
            <text:p>Nome ou identificação da coligação de partidos na qual o candidato concorreu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osição da federação</text:p>
          </table:table-cell>
          <table:table-cell office:value-type="string" table:style-name="ce1">
            <text:p>Descrição da composição da federação de partidos, indicando quais partidos se agruparam na federação (se aplicável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ullable (pode ser nulo se não houver federaçã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la da federação</text:p>
          </table:table-cell>
          <table:table-cell office:value-type="string" table:style-name="ce1">
            <text:p>Sigla identificadora da federação de partidos à qual o candidato pertence, quando for o caso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ullable (caso não se apliqu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válidos</text:p>
          </table:table-cell>
          <table:table-cell office:value-type="string" table:style-name="ce1">
            <text:p>Número total de votos válidos (soma dos votos nominais e os votos de legenda) no contexto da apuração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nominais válidos</text:p>
          </table:table-cell>
          <table:table-cell office:value-type="string" table:style-name="ce1">
            <text:p>Número de votos nominais (diretamente atribuídos ao candidato) considerados válid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tidade de votos de legenda válidos</text:p>
          </table:table-cell>
          <table:table-cell office:value-type="string" table:style-name="ce1">
            <text:p>Número de votos de legenda (votos atribuídos à legenda do partido ou da coligação) considerados válidos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Default (0); Check (valor ≥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, registrando a atualização da base de dado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table table:name="fundo_partidario" table:style-name="ta1">
        <table:table-column table:style-name="co39" table:default-cell-style-name="ce1"/>
        <table:table-column table:style-name="co40" table:default-cell-style-name="ce1"/>
        <table:table-column table:style-name="co12" table:default-cell-style-name="ce1"/>
        <table:table-column table:style-name="co9" table:default-cell-style-name="ce1"/>
        <table:table-column table:style-name="co41" table:number-columns-repeated="16380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3" table:number-rows-spanned="1" table:style-name="ce5">
            <text:p>Fundo Partidári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3" table:number-rows-spanned="1" table:style-name="ce5">
            <text:p>Consolida os votos válidos atribuídos a partidos políticos.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2">
            <text:p>Observações</text:p>
          </table:table-cell>
          <table:table-cell office:value-type="string" table:number-columns-spanned="3" table:number-rows-spanned="1" table:style-name="ce5">
            <text:p>Financiamento de campanhas de candidatos nas eleições de 2022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">
            <text:p>Camp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Tipo de dado</text:p>
          </table:table-cell>
          <table:table-cell office:value-type="string" table:style-name="ce2">
            <text:p>Restricoes de domínio (PK, FK, Not Null, Check, Default, Identif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Sigla da Unidade Federativa (estado) do município (ex.: SP, RJ).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; FK (referência à tabela de estados); Check (tamanho = 2, valor ofici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 de eleição</text:p>
          </table:table-cell>
          <table:table-cell office:value-type="string" table:style-name="ce1">
            <text:p>Ano em que a eleição foi realizada (ex.: 2022).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; PK (se parte da chave compost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/raça</text:p>
          </table:table-cell>
          <table:table-cell office:value-type="string" table:style-name="ce1">
            <text:p>Categoria de cor ou raça declarada pelo candidato ou eleitor (ex.: Branca, Preta, Parda, Amarela, Indígena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pré-definid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fera partidária</text:p>
          </table:table-cell>
          <table:table-cell office:value-type="string" table:style-name="ce1">
            <text:p>Nível da eleição (Estadual, Federal, etc).</text:p>
          </table:table-cell>
          <table:table-cell office:value-type="string" table:style-name="ce1">
            <text:p>VARCH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ênero</text:p>
          </table:table-cell>
          <table:table-cell office:value-type="string" table:style-name="ce1">
            <text:p>Gênero declarado pelo candidato ou eleitor (ex.: Masculino, Feminino, Outros)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Check (valores oficiais do TS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nicípio</text:p>
          </table:table-cell>
          <table:table-cell office:value-type="string" table:style-name="ce1">
            <text:p>Nome do município onde se realizou a votação ou o processo eleitoral.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; FK (se vinculado à tabela de município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tido</text:p>
          </table:table-cell>
          <table:table-cell office:value-type="string" table:style-name="ce1">
            <text:p>Partido politíco ao qual o candidato pertence</text:p>
          </table:table-cell>
          <table:table-cell office:value-type="string" table:style-name="ce1">
            <text:p>VARCH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antidade de candidatos</text:p>
          </table:table-cell>
          <table:table-cell office:value-type="string" table:style-name="ce1">
            <text:p>Número de candidatos associados ao partido na eleição</text:p>
          </table:table-cell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or FP aplicado na campanha</text:p>
          </table:table-cell>
          <table:table-cell office:value-type="string" table:style-name="ce1">
            <text:p>Valor do fundo partidário aplicado na campanha do candidato</text:p>
          </table:table-cell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ursos declarados</text:p>
          </table:table-cell>
          <table:table-cell office:value-type="string" table:style-name="ce1">
            <text:p>Recursos financeiros declarados pelo candidato</text:p>
          </table:table-cell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 de carga</text:p>
          </table:table-cell>
          <table:table-cell office:value-type="string" table:style-name="ce1">
            <text:p>Data e hora em que os dados foram carregados no sistema, registrando a atualização da base de dados.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na Santos Almeida</meta:initial-creator>
    <dc:creator/>
    <meta:creation-date>2025-03-21T21:10:56Z</meta:creation-date>
    <dc:date>2025-03-24T20:14:02Z</dc:date>
  </office:meta>
</office:document-meta>
</file>